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/>
    <style:style style:name="T1" style:family="text">
      <style:text-properties officeooo:rsid="000ec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72972808321574538" text:style-name="L2"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text:span text:style-name="T1">Alejandra García</text:span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6:41:33.478711616</meta:creation-date>
    <dc:date>2017-01-27T16:43:27.728281674</dc:date>
    <meta:editing-duration>PT1M55S</meta:editing-duration>
    <meta:editing-cycles>1</meta:editing-cycles>
    <meta:document-statistic meta:table-count="0" meta:image-count="0" meta:object-count="0" meta:page-count="1" meta:paragraph-count="36" meta:word-count="38" meta:character-count="150" meta:non-whitespace-character-count="114"/>
    <meta:generator>LibreOffice/5.1.4.2$Linux_X86_64 LibreOffice_project/10m0$Build-2</meta:generator>
  </office:meta>
</office:document-meta>
</file>